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10.0028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3047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Arabic U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Company</text:p>
          </table:table-cell>
          <table:table-cell table:style-name="ce4" office:value-type="string" calcext:value-type="string">
            <text:p>Country</text:p>
          </table:table-cell>
          <table:table-cell table:style-name="ce1" office:value-type="string" calcext:value-type="string">
            <text:p>Products Link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como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Yxx0WCJThKi6Kmxqx7VRG8HdLLWniy0GUPJNJIE_p1Q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te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-lKTa671zEh0QUJ9sHcRuIxBgbAIe_E2BEpdAvmmQ7A&amp;s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hocolate Chip Cookies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jn9yOeZPftRMRICD89uryqzqBEfxqDe0r5vMFXMI5bw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ocolatto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mlvq2mAxQML1PdhkbxL8wQ6s_Xj1zqPH5_bHXyR1gsQ&amp;s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ovita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xVIy88kDGlYBAN9uFWkFpr5SWeMoGX4NUhfra0Mf7Kg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raving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ej4VXWAhjhPDMXvkuCql0nFgfVuXeEZoO1y19HzQdlg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aan Khatai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JaBFYJEkKdP1Gwiaz_TTqyTEkQAQrwDq26WbUg3lxB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o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i0.wp.com/www.bisconni.com/wp-content/uploads/2020/02/Flo-Wrapper-Chocolate-Back-3D.png?fit=567%2C473&amp;ssl=1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4">
          <table:table-cell table:style-name="ce2" office:value-type="string" calcext:value-type="string">
            <text:p>Sooper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Q2ml90dvvR_rPJ-OzZrtkKFM0vBsnWV2UEo6fO-Dz3Rg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o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SdDE9EP4BLLD9QdMnnp7KABOR6GR3qPXGPV_lUNE_gpA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andi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TMFTRZminGxpw9kDXoyiDtYaBHvwiN3v-LMNyExexa6Q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hocolate Sandwich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QeQwBxn9AZkO7im3ajg4FGQxEMAz2V5LhBdL0bcm0JKw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utter Puff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www.ebm.com.pk/assets/images/product-veggie.png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Lemon Sandwich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SleaRR9So6SrAV3aONvTZTk2dsxNYR-HwmIdSHMCvq5A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aan Khatai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TF32pklLY_eqFYrP9_K0PyWljMNhMkxQ1DSLw_hNnjpg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Whole Wheat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QVT_axzRxNS4tBxINFQ-gQR0nCHw4HEIwtv-kFCC46Lg&amp;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rie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QiMzdq0qe1miIFmAi-bJyFHi8qeRxXN_q-GFI52VnHOQ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heatabl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springs.com.pk/cdn/shop/products/0131_IMG_0175.jpegE.jpg?v=16500396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c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Tm_4wgPqZO-DCpUJ7bhW1879EXnjDjaeRxxB4okH0Li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c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TO9VSYJbRxMQs2t_9csAIw-YJ9IZFQhV4Cyvnunobqu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ge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www.mycart.pk/media/catalog/product/cache/1/thumbnail/800x/17f82f742ffe127f42dca9de82fb58b1/d/s/dsc_0126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eera Plu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Qc8iRDgRS8E3jJdn6qfSLOoH6Z-FrA7rMtZ8zKK5wkM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e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SoEF3yudB5jQgwpLDDYfr790o_SP2sAMamj5Cv73Sar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stik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SGuQI3ryxoAeQr4CP3S97NYtaCVcv8rV4KDMbf57C_-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i Biscuit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www.continentalbiscuits.com.pk/wp-content/uploads/Candi-pack-1024x669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al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QA91h4Cbm6A7_FMi_ttjrLJ8dShPkJLYmXPZTacJdWd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ter cookie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encrypted-tbn0.gstatic.com/images?q=tbn:ANd9GcR12sXqXBznVc7s0sHSJGQDJSNwzy5MBX6scOnCatBxS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nkhata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https://singhcart.com/cdn/shop/products/lu-bakeri-nankhatai-296-oz-84-grams-535772.jpg?v=1652925210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eatime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8OJTybbkg9hQazW8qx9ssRgHyG-7_oBqUV56V2pEha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m Dream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XuNwNYBynHph8N_COd9Ck7b0DUo9zYMK-9ff3zPPHu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mon &amp;Chocolate Sandwitch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rm3OpreUQ3IYOrj59vNBwym4H_lh67mYkruM8-euRl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eera Classic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3/20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yFar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yumyum.co.mz/wp-content/uploads/2021/07/WAYFAIR-265x265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ter Bix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E0rUlrr1QKpY7ddyLR-1mVoFqZq5bZmeaS9B8uE3cL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co Chip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pDhiJv3OKYTw--214jKdtJtAo2iwy7cLipzjYkE2zl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 a Nut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lmK3tK70sr-QYH6ZiEe-_odZwyrjBPPKx6Ieejjj62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abisk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3/18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spberry &amp; Cream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4/snack-pack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ltz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3/16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codelite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3/17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has Khatai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ve9A_1eHiTy-qU_O_1zLkfqnwGxZIPARbgJquSc0fp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co Lava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OyZxgUcDhfxmbC9Isx4BrMwVnf2AMs9K_aQj1YYJ_S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kit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3/12/Tikit-1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kay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CIhDXdG_yJHa8NADigxqW_RJerIO2nOw6t7nyXrqrQ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gic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3/10/Okay-Snack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asons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3/10/Seasons-ticky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 Plus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3/10/Peanut-plus-mini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rates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3/10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llo Panda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jlb6L7F7TFu7oV0mVsD5mwMuVfoVcA_mFbwpAFdNdK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wberry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ySA_wDHpSEzDn9yhhZtUpYBz5hiyWlxWRXmo3j6Ofe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ppy Face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SZfmPbIC1uTo2MphyggD_aw5Gv5uNPF9tftaw1KECT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unchy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volkafood.com/wp-content/uploads/2022/03/14.p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utter Crunch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eK4AvqBSV0wBagg1HyKcmuDxUX5cGrFwwAA8m-ESxQ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c n Chip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IdbJTeLly3uX7tT6V3SJHZOsN24aEicdVQefGe2Lm7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estive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www.innovativebiscuits.com/mobile/img/products/p1/digestive-pack-open1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mbo Junior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www.innovativebiscuits.com/mobile/img/products/p3/jumbo-junior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ust Wafer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uRFTPta9yMtettZmlQTo9zJ5bElbDeSbpiWaNiwXwP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odie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pu-DuXWsnSHcxL8Bh_Pvjp_Nnn0N0JhF8rM4cbAk5l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tten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kAXmNySYM3TW5UE7nE4G7-z7UjKRI-y4Y6NRgYM6gu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ven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IhfTBMmijawYgsrjTXWFHiccYKdL_oUJZPF0777xJc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bulou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FtT7d0EnZbKmYJhP5vE6avp3r045zdj3T0P3QoVms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rm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R1jgv9rGH8grHL67jOqzchi46knnC9tOf52uWpku3J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lden Lotu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www.innovativebiscuits.com/mobile/img/products/golden-lotus/golden-lotus-package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icklane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IRt506f1AlOZZmcX-H2q0lmizYr6nluFj4E0BS8eZA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oo Gud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www.innovativebiscuits.com/mobile/img/products/home/too-good-packageshot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6Qs-Iho1JeFB4HlF4R1tnO6hBLXq3m6zMX6EozKnV1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eera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xyRg3m1Vx_mtSlzgRWZGTcx3UdYI356yx-ijrV9Cdg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lys(cocomo)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AcFc6edrjMUORdXgzVv6OdaDj6GjlX9fABzJxT-1ZuQ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hoc Day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JMyhq0NS4ZdjKPGkaReslM-ZcxdeXhMltc26TQi0N0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aR9d7O2pz07s_CKKaK8NPHWdoIZ6bouktj0e9PAwCt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eera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AQ3xOdKWpZSFejp-ma_Gs7obZX46oFdjScms4UWMJ1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ip Xpres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mayfair.com.pk/wp-content/uploads/2021/04/web-17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W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atQ0h_6RVveOijIlhSrceJRgmdsUDlbZteJXsg5vSS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fe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mayfair.com.pk/wp-content/uploads/2018/05/cafe-1-1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kerz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mayfair.com.pk/wp-content/uploads/2021/04/krakers-web-1-scaled-1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ala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mayfair.com.pk/wp-content/uploads/2020/02/Aala-Thumb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ooto 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creativecom.co/wp-content/uploads/2022/03/Frooto-copy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lair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HFUcSm4o06Xxalwe5HlZnxpWaH5dawHfv91n5Bp8pv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enter Fresh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FtSLUipuBnyxOYkias8OIl6V4z5wWA-rZtEegGdYzQ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obbly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pk-live-21.slatic.net/kf/Sf7ec941bc6a54d6a96cab62b429a19e2P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clair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CW3F2mtkZ38UJMAjfb_QjmzCNtjozmZdv82iND-yot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mer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mayfair.com.pk/wp-content/uploads/2023/07/creamer_phone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ger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2R5T_a4zw7pqzsUd25AngcM4Xuo3W7XONPz9iIqMTMg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upCak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zss0qSgctnVZErI0Ioj0tPhdlR2H0SBMbVPPxoe8xg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k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dq7CvpD-HO7IrwO8qwFWdOzZFyYOJfW5Q0DqLMQjH_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keTim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SaG1cchFR37kkDLy5o2tp8XZMPZLuzsfDMIwox-rFY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shup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lqnftS5tW6PuoO3XCx9VQf5Cdl9piMFXjVQy73ZZ5B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mFillz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2pVdKnBztGY_6abOaDDp3LUSSfGICHQ26FBko0fBBS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spy Wafer Rolls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YDWthofaUebWWQffYLaWQ9RVmtvFVExiLdjCCD_3NK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ggles Crunch &amp; Jelly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7U5iIPDMSNVjqY4EXrO7Se39brr-8nEa6KY5pB7BYJ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ngDong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asiodFJeRmhyjlwHmbbOSWoz5zVfr55USy6I_q2n4N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eez Aamrus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ZIMZd_Hlj94hHfTpzeOIr12QZyGE2EcjsYg4R1zKsq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eez Super Sour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p_o1uGAfY9WsPZZp4pylV3BUlLnLPCHzFd3vfy1GO5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eez Pan Pasand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2my0UhqBAv6F5VCeiMaeo0MuSOoyqz17ZNG4RXzGSz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eez <text:s/>Khopra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0/04/khopra-candy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eez Choran Chatni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0/04/slider-choran-chatni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deez Hajmola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0/04/slider-hajmola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co4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9hX3YiqHv1JhYV_UagXksqfOa9UNegeJjEgCDyX6k2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fichoo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1/01/slider-rumpum-strawberry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clair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0/07/Topclair-Wrp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an Bahar Mint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1/02/slider-paanbahar-mint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n up Limo Pani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1/01/slider-sunsip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nda Kak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hilalfoods.com.pk/wp-content/uploads/2021/01/slider-chocolate-pandaCake.p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L5nZfKCwF5r476Ijp_TuScsUhKbl_uza7ROeQc4rNw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sta Wispa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fvDAX8Nwgh_7Q_mUkzpLbxb7fV5yBzpTYhXilKqwmS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urnville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YEznoHlLV4u1yRbGwjdVUBK7BCP3Klif3iQ1sk8zwJ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unch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rqBxVsr2mzYKf12pUtIWgO48-NJ5O74dp-lcsrPfdm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iry Milk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RxuaKcTaKB9JTqLRUtOVz_1Fko6Dt_yIIp5A-IwGzHc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me Egg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d4XeFaIFiJtsWp9AIU61nNkUIAN0t_mmp6WYVwHl2L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unchie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RMjVKBJxhlf8PHEORk0G9cWBWy5nP_Cm8ZS4oNLA282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ly Wurly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m.media-amazon.com/images/I/51WsGAxAtaL._AC_UF1000,1000_QL80_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amel Egg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F7OtSrIwoqlsrxP6TWpPtayZ1HbhrsO-LvB0IZZY2_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rkmilk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RzdukFLPVSGj2eOGifrDH5CrPd_35dRyE1T_Qai90Ol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R9Dd8UxAW__d1DPzmV157gK60vYQ-mC8hg-hTdL7Y6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uble Decker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SE8az8OumMYIlj1x3B6QP2WMoUXKGMhFBe9UJEGOUot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lake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i5.walmartimages.com/seo/Cadbury-Flake-Candy-Bar-1-12-oz_b1f085cb-c1a8-4daf-85fd-5c0220d52f19.f24d10530ec5a8b56bd6fc2a6d72cff3.jpe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oes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https://encrypted-tbn0.gstatic.com/images?q=tbn:ANd9GcQuVgJD4K9VPLxmZQX5iyQdRURLWQj5lfI4MqZRY3qMHg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urleez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PrlPtegwAgr-rhXURhq1t4c3EWU0QBiWSyuGKOuQhU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x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www.snackcity.com.pk/assets/images/snackcity_products/15-Smax-3d-20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ops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www.snackcity.com.pk/assets/images/snackcity_products/07-Hoops-3d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s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sH9TRU6ME429ssySTHickelW3mQX7u6T-lgCZaRZoJ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illz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CaKaCxnPOr_grAFNrk_f40LLYHyF_iMOQ89gchqQbc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lz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1Ra9lQ46cc9mS4zwElGw63WT7f2x3BNJeQeBhx0ToXg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alanty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synergyzer.com/wp-content/uploads/2017/08/slanty-cover-1.jp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eese Balls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cheezwala.com/wp-content/uploads/2024/01/Cheese-Balls-Red.p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oco Pie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nazarjanssupermarket.com/cdn/shop/files/kolson-lotte-choco-pie-1x12-nazar-jan-s-supermarket.jpg?v=17152640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ch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encrypted-tbn0.gstatic.com/images?q=tbn:ANd9GcQrx6jp3Evn04QYGbEETRhw2MI9hBWX_lmphKJdtW095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tato Sticks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encrypted-tbn0.gstatic.com/images?q=tbn:ANd9GcThW_x84mx6XO3gSU9gCTyzdE7I2N8d3Z-9QWcLpNWPj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nackers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pictures.grocerapps.com/original/grocerapp-kolson-snackers-hot-masala-6066bfc4d51b7.jpe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office:value-type="string" calcext:value-type="string">
            <text:p>https://encrypted-tbn0.gstatic.com/images?q=tbn:ANd9GcTP1rLTJ20KYxmlcLt7p04h7bbA8LOZlplXfwJ0Tat26Q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oom Boom 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V0mpzaRLZkxfazyLnGaJwgyiz7DbayYxligO1vtZQD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sto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W_b_pf2ScPYJYyP8HRUFnBvaYkX8zG2EOBsFi5bvUs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lk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cWuUcWNqubEU-Jh04SgCgsZSr4fa7NGHzL7Dmtpdnz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ees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NLpWGsCc4fXY11FuSMt53equ4yakRsDeWpKjCer5V-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uit Max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tZxC-aWlIzdIhkjztTyoeGbvwqLqrJXJDU388XR60tw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lairs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hU2IVqJGG6wwVmQSTOvMKnTzvpmLXYVpLc8M-2va7p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us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xWPsRzWWIfY28IVhr0WOmDaPzQTNwJ5ggvaKv-Vyp8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ly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QAFqzrv5wVMJVx2qE02P4M0e3QOt5aWdA6UIWHxdTT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zzelo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R4eaoJUA1fqcMM9ZDpRWfETKjl7Dm-r5plTdui_boIN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tKhaari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eLlHL7TFV0UWbBLHeAz8uyEIUNOTShFVZPz7xDiiR9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aichi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style-name="ce8" office:value-type="string" calcext:value-type="string">
            <text:p>https://encrypted-tbn0.gstatic.com/images?q=tbn:ANd9GcTIrZ4207tGcZr7de16sjzI2cgWK8qfJI4TxQnvzEHB3w&amp;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afer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QsUCb6PZFDDqkXJpV3w91j-rVZIZtXOed5JY0EWYXyg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tter <text:s/>Cookie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4zI3DqoQFXukIwpifOaQZ-u0RYooLWSpr4mtQZCmwp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ji Cookie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QJxfTcEV86_GWXFUosly4cjurbvgypf1tciq_nwAFqc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rb Cracker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T9pY0g3YTTZLX3wEamn3C1awe7htNm5p3aKLXsQ8UcQ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lly Jam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chemistdirect.pk/cdn/shop/files/whistlez-jolly-jam-sandwich-food-815.jpg?v=1712367613&amp;width=5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ke Rusk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SnwdfoUTjFIJawt3JOBIlAapHiK-PCfBcpeSnVycHcgA&amp;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https://encrypted-tbn0.gstatic.com/images?q=tbn:ANd9GcTj-1v4v_0ee6iE458QwyRvI0f43FQ1JO6bpbw7hcURIw&amp;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7:09:07.818111951</meta:creation-date>
    <meta:editing-duration>PT1H21M43S</meta:editing-duration>
    <meta:editing-cycles>20</meta:editing-cycles>
    <meta:generator>LibreOffice/7.3.7.2$Linux_X86_64 LibreOffice_project/30$Build-2</meta:generator>
    <dc:date>2024-05-25T12:49:26.137311353</dc:date>
    <meta:document-statistic meta:table-count="1" meta:cell-count="745" meta:object-count="0"/>
  </office:meta>
</office:document-meta>
</file>